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ebdings" svg:font-family="Webdings" style:font-family-generic="roman" style:font-pitch="variable" style:font-charset="x-symbol"/>
    <style:font-face style:name="Droid Sans Mono" svg:font-family="'Droid Sans Mono', 'DejaVu Sans Mono', monospace"/>
    <style:font-face style:name="Inconsolata" svg:font-family="Inconsolata, monospace"/>
    <style:font-face style:name="Lato" svg:font-family="Lato, 'Helvetica Neue', Arial, sans-serif"/>
    <style:font-face style:name="Roboto" svg:font-family="Roboto, sans-serif"/>
    <style:font-face style:name="Source Code Pro" svg:font-family="'Source Code Pro', monospace"/>
    <style:font-face style:name="arial" svg:font-family="arial"/>
    <style:font-face style:name="var font-family--heading" svg:font-family="'var font-family--heading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adornments="Italic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weight="bold" fo:background-color="#ffff00" style:font-weight-asian="bold" style:font-weight-complex="bold"/>
    </style:style>
    <style:style style:name="P2" style:family="paragraph" style:parent-style-name="Standard">
      <style:text-properties fo:color="#ff3333"/>
    </style:style>
    <style:style style:name="P3" style:family="paragraph" style:parent-style-name="Standard">
      <style:text-properties fo:color="#ff3333" style:font-name="Verdana" fo:font-weight="bold" fo:background-color="#ffffff" style:font-weight-asian="bold" style:font-weight-complex="bold"/>
    </style:style>
    <style:style style:name="P4" style:family="paragraph" style:parent-style-name="Standard">
      <style:text-properties fo:color="#ff3333" fo:font-size="14pt"/>
    </style:style>
    <style:style style:name="P5" style:family="paragraph" style:parent-style-name="Standard">
      <style:text-properties fo:color="#ff0000" style:font-name="Verdana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Text_20_body">
      <style:text-properties fo:font-variant="normal" fo:text-transform="none" style:font-name="var font-family--heading" fo:letter-spacing="normal" fo:font-style="normal"/>
    </style:style>
    <style:style style:name="P9" style:family="paragraph" style:parent-style-name="Text_20_body">
      <style:text-properties fo:font-variant="normal" fo:text-transform="none" fo:color="#ff3333" style:font-name="var font-family--heading" fo:letter-spacing="normal" fo:font-style="normal"/>
    </style:style>
    <style:style style:name="P10" style:family="paragraph" style:parent-style-name="Text_20_body">
      <style:text-properties fo:font-variant="normal" fo:text-transform="none" fo:letter-spacing="normal"/>
    </style:style>
    <style:style style:name="P11" style:family="paragraph" style:parent-style-name="Heading_20_3">
      <style:text-properties fo:font-variant="normal" fo:text-transform="none" fo:color="#ff3333" style:font-name="Verdana" fo:font-size="12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7826" style:font-name="Verdana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7826" style:font-name="Verdana" fo:font-size="14pt" fo:font-weight="normal" fo:background-color="#ffff00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variant="normal" fo:text-transform="none" fo:color="#007826" style:font-name="Verdana" fo:font-size="12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variant="normal" fo:text-transform="none" fo:color="#ff3333" style:font-name="Verdana" fo:font-size="12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variant="normal" fo:text-transform="none" fo:color="#00cc00" style:font-name="Verdana" fo:font-size="12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P17" style:family="paragraph" style:parent-style-name="Text_20_body">
      <style:text-properties fo:font-variant="normal" fo:text-transform="none" fo:color="#00cc00" style:font-name="Verdana" fo:font-size="12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P18" style:family="paragraph" style:parent-style-name="Text_20_body">
      <style:text-properties fo:font-variant="normal" fo:text-transform="none" fo:color="#579d1c" style:font-name="Arial" fo:font-size="12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P19" style:family="paragraph" style:parent-style-name="Text_20_body">
      <style:text-properties fo:font-variant="normal" fo:text-transform="none" fo:color="#ff3333" style:font-name="Arial" fo:font-size="12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T1" style:family="text">
      <style:text-properties style:font-name="Verdana" fo:font-weight="bold" fo:background-color="#ffff00" style:font-weight-asian="bold" style:font-weight-complex="bold"/>
    </style:style>
    <style:style style:name="T2" style:family="text">
      <style:text-properties style:font-name="Verdana" fo:font-weight="bold" fo:background-color="#ffffff" style:font-weight-asian="bold" style:font-weight-complex="bold"/>
    </style:style>
    <style:style style:name="T3" style:family="text">
      <style:text-properties style:font-name="Verdana" fo:font-weight="normal" fo:background-color="transparent" style:font-size-asian="14pt" style:font-weight-asian="normal" style:font-size-complex="14pt" style:font-weight-complex="normal"/>
    </style:style>
    <style:style style:name="T4" style:family="text">
      <style:text-properties style:font-name="Verdana" fo:font-size="12pt" fo:font-weight="normal" fo:background-color="transparent" style:font-size-asian="14pt" style:font-weight-asian="normal" style:font-size-complex="14pt" style:font-weight-complex="normal"/>
    </style:style>
    <style:style style:name="T5" style:family="text">
      <style:text-properties fo:color="#ff3333" style:font-name="Verdana" fo:font-weight="bold" fo:background-color="#ffffff" style:font-weight-asian="bold" style:font-weight-complex="bold"/>
    </style:style>
    <style:style style:name="T6" style:family="text">
      <style:text-properties fo:color="#ff3333" fo:font-size="14pt"/>
    </style:style>
    <style:style style:name="T7" style:family="text">
      <style:text-properties fo:color="#ff3333" fo:font-size="14pt" fo:font-weight="bold" style:font-weight-asian="bold" style:font-weight-complex="bold"/>
    </style:style>
    <style:style style:name="T8" style:family="text">
      <style:text-properties fo:color="#ff3333" style:font-name="Arial Black" fo:font-size="14pt"/>
    </style:style>
    <style:style style:name="T9" style:family="text">
      <style:text-properties fo:color="#ff3333" style:font-name="Arial Black" fo:font-size="14pt" fo:font-weight="bold" style:font-weight-asian="bold" style:font-weight-complex="bold"/>
    </style:style>
    <style:style style:name="T10" style:family="text">
      <style:text-properties fo:font-variant="normal" fo:text-transform="none" fo:color="#ffffff" style:font-name="Source Code Pro" fo:font-size="11.25pt" fo:letter-spacing="normal" fo:font-style="normal" fo:font-weight="normal" style:font-size-asian="14pt" style:font-size-complex="14pt"/>
    </style:style>
    <style:style style:name="T11" style:family="text">
      <style:text-properties fo:font-variant="normal" fo:text-transform="none" fo:color="#ffffff" style:font-name="Source Code Pro" fo:font-size="14pt" fo:letter-spacing="normal" fo:font-style="normal" fo:font-weight="normal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9933" style:font-name="Source Code Pro" fo:font-size="14pt" fo:letter-spacing="normal" fo:font-style="normal" fo:font-weight="normal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7826" style:font-name="Source Code Pro" fo:font-size="14pt" fo:letter-spacing="normal" fo:font-style="normal" fo:font-weight="normal" style:font-size-asian="14pt" style:font-size-complex="14pt"/>
    </style:style>
    <style:style style:name="T14" style:family="text">
      <style:text-properties fo:font-variant="normal" fo:text-transform="none" fo:color="#007826" style:font-name="Source Code Pro" fo:font-size="14pt" fo:letter-spacing="normal" fo:font-style="normal" fo:font-weight="normal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7826" style:font-name="Source Code Pro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007826" style:font-name="Verdana" fo:font-size="12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00cc00" style:font-name="Verdana" fo:font-size="12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000000" style:font-name="arial" fo:font-size="14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fo:font-size="12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37474f" style:font-name="Roboto" fo:font-size="14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37474f" style:font-name="Roboto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style:font-name="Verdana" fo:font-size="12pt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style:font-name="Verdana" fo:font-size="12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style:font-name="Droid Sans Mono" fo:font-size="12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T25" style:family="text">
      <style:text-properties fo:color="#009933" style:font-name="Verdana" fo:font-size="14pt" fo:font-weight="bold" style:font-size-asian="14pt" style:font-weight-asian="bold" style:font-size-complex="14pt" style:font-weight-complex="bold"/>
    </style:style>
    <style:style style:name="T26" style:family="text">
      <style:text-properties fo:color="#ff0000" style:font-name="Verdana" fo:font-size="14pt" fo:font-weight="normal" style:font-size-asian="14pt" style:font-weight-asian="normal" style:font-size-complex="14pt" style:font-weight-complex="normal"/>
    </style:style>
    <style:style style:name="T27" style:family="text">
      <style:text-properties fo:color="#ff0000" style:font-name="Verdana" fo:font-weight="normal" style:font-weight-asian="normal" style:font-weight-complex="normal"/>
    </style:style>
    <style:style style:name="T28" style:family="text">
      <style:text-properties fo:color="#007826" style:font-name="Verdana" fo:font-size="14pt" style:font-size-asian="14pt" style:font-size-complex="14pt"/>
    </style:style>
    <style:style style:name="T29" style:family="text">
      <style:text-properties fo:color="#007826" style:font-name="Verdana" fo:font-weight="normal" style:font-weight-asian="normal" style:font-weight-complex="normal"/>
    </style:style>
    <style:style style:name="T30" style:family="text">
      <style:text-properties fo:color="#007826" style:font-name="Verdana" fo:font-weight="normal" fo:background-color="#ffff00" style:font-weight-asian="normal" style:font-weight-complex="normal"/>
    </style:style>
    <style:style style:name="T31" style:family="text">
      <style:text-properties fo:color="#00cc00" style:font-name="Verdana" fo:font-size="12pt" fo:font-weight="normal" fo:background-color="transparent" style:font-size-asian="14pt" style:font-weight-asian="normal" style:font-size-complex="14pt" style:font-weight-complex="normal"/>
    </style:style>
    <style:style style:name="T32" style:family="text">
      <style:text-properties fo:color="#00cc00" style:font-name="Verdana" fo:font-size="12pt" fo:font-style="normal" fo:font-weight="normal" fo:background-color="transparent" style:font-size-asian="14pt" style:font-weight-asian="normal" style:font-size-complex="14pt" style:font-weight-complex="normal"/>
    </style:style>
    <style:style style:name="T33" style:family="text">
      <style:text-properties fo:color="#00cc00" style:font-name="Inconsolata" fo:font-size="12pt" fo:font-weight="normal" fo:background-color="#f7f7f8" style:font-size-asian="14pt" style:font-weight-asian="normal" style:font-size-complex="14pt" style:font-weight-complex="normal"/>
    </style:style>
    <style:style style:name="T34" style:family="text">
      <style:text-properties fo:color="#00cc00" style:font-name="Inconsolata" fo:font-size="12pt" fo:font-style="normal" fo:font-weight="normal" fo:background-color="transparent" style:font-size-asian="14pt" style:font-weight-asian="normal" style:font-size-complex="14pt" style:font-weight-complex="normal"/>
    </style:style>
    <style:style style:name="T35" style:family="text">
      <style:text-properties fo:color="#37474f" style:font-name="Roboto" fo:font-size="14pt" fo:font-weight="normal" fo:background-color="transparent" style:font-size-asian="14pt" style:font-weight-asian="normal" style:font-size-complex="14pt" style:font-weight-complex="normal"/>
    </style:style>
    <style:style style:name="T36" style:family="text">
      <style:text-properties fo:color="#ffffff" fo:font-size="14pt" fo:font-weight="normal" fo:background-color="#000000" style:font-size-asian="14pt" style:font-weight-asian="normal" style:font-size-complex="14pt" style:font-weight-complex="normal"/>
    </style:style>
    <style:style style:name="T37" style:family="text">
      <style:text-properties fo:color="#02303a" style:font-name="Lato" fo:font-size="12pt" fo:font-weight="normal" fo:background-color="transparent" style:font-size-asian="14pt" style:font-weight-asian="normal" style:font-size-complex="14pt" style:font-weight-complex="normal"/>
    </style:style>
    <style:style style:name="T38" style:family="text">
      <style:text-properties fo:color="#02303a" style:font-name="Lato" fo:font-size="12pt" fo:font-style="italic" fo:font-weight="normal" fo:background-color="transparent" style:font-size-asian="14pt" style:font-weight-asian="normal" style:font-size-complex="14pt" style:font-weight-complex="normal"/>
    </style:style>
    <style:style style:name="T39" style:family="text">
      <style:text-properties fo:color="#02303a" style:font-name="Verdana" fo:font-size="12pt" fo:font-weight="normal" fo:background-color="transparent" style:font-size-asian="14pt" style:font-weight-asian="normal" style:font-size-complex="14pt" style:font-weight-complex="normal"/>
    </style:style>
    <style:style style:name="T40" style:family="text">
      <style:text-properties fo:font-size="14pt"/>
    </style:style>
    <style:style style:name="T41" style:family="text">
      <style:text-properties fo:font-size="14pt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Install and create Angular Project</text:span></text:p>
      <text:p text:style-name="P1"/>
      <text:p text:style-name="P3">1.Install angular library</text:p>
      <text:p text:style-name="Standard"><text:span text:style-name="T5">&gt;&gt;</text:span><text:span text:style-name="T2"> </text:span><text:span text:style-name="T12">npm install -g @angular/cli</text:span><text:span text:style-name="T25"> </text:span></text:p>
      <text:p text:style-name="P5">2.Create angular app</text:p>
      <text:p text:style-name="Standard"><text:span text:style-name="T26">&gt;&gt;</text:span><text:span text:style-name="T10">n</text:span><text:span text:style-name="T13">ng new my-dream-app</text:span><text:span text:style-name="T28"> </text:span></text:p>
      <text:p text:style-name="P5">3.Start angular Server</text:p>
      <text:p text:style-name="Standard"><text:span text:style-name="T26">&gt;&gt;</text:span><text:span text:style-name="T14">cd my-dream-ap</text:span><text:span text:style-name="T11">p</text:span><text:span text:style-name="T26"> </text:span></text:p>
      <text:p text:style-name="P7"><text:span text:style-name="T27"><text:s text:c="4"/></text:span><text:span text:style-name="T29"><text:s/></text:span><text:span text:style-name="T15">ng serve</text:span><text:span text:style-name="T29"> </text:span></text:p>
      <text:p text:style-name="P12"/>
      <text:p text:style-name="P7"><text:span text:style-name="T29"><text:s text:c="35"/></text:span><text:span text:style-name="T30">Maven Command</text:span></text:p>
      <text:p text:style-name="P13"/>
      <text:p text:style-name="P4"><text:span text:style-name="T3">1.</text:span><text:span text:style-name="T22">mvn clean </text:span></text:p>
      <text:p text:style-name="P6"><text:span text:style-name="T21">This command cleans the maven project by deleting the target directory. </text:span><text:span text:style-name="T16"> </text:span></text:p>
      <text:p text:style-name="P14"/>
      <text:p text:style-name="P2"><text:span text:style-name="T23">2.</text:span><text:span text:style-name="T24">mvn clean install</text:span><text:span text:style-name="T23"> </text:span></text:p>
      <text:p text:style-name="Standard"><text:span text:style-name="T18">This maven command executes the clean build life cycle and the install build phase in the </text:span><text:span text:style-name="Source_20_Text"><text:span text:style-name="T19">default </text:span></text:span><text:span text:style-name="T18">build life cycle.</text:span><text:span text:style-name="T17"> </text:span></text:p>
      <text:p text:style-name="P2"><text:span text:style-name="T23">3.</text:span><text:bookmark text:name="2-mvn-compilercompile"/><text:span text:style-name="T23">mvn compiler:compile</text:span></text:p>
      <text:p text:style-name="Standard"><text:span text:style-name="T17">T</text:span><text:span text:style-name="T20">his command compiles the java source classes of the maven project.</text:span><text:span text:style-name="T17"> </text:span></text:p>
      <text:p text:style-name="P2"><text:span text:style-name="T23">4.</text:span><text:bookmark text:name="3-mvn-compilertestcompile"/><text:span text:style-name="T23">mvn compiler:testCompile</text:span></text:p>
      <text:p text:style-name="Standard"><text:span text:style-name="T17">T</text:span><text:span text:style-name="T20">his command compiles the test classes of the maven project</text:span><text:span text:style-name="T17"> </text:span></text:p>
      <text:p text:style-name="P2"><text:span text:style-name="T23">5.</text:span><text:bookmark text:name="4-mvn-package"/><text:span text:style-name="T23">mvn package</text:span></text:p>
      <text:p text:style-name="Standard"><text:span text:style-name="T20">This command builds the maven project and packages them into a JAR, WAR, etc.</text:span><text:span text:style-name="T17"> </text:span></text:p>
      <text:p text:style-name="P15">6.mvn install</text:p>
      <text:p text:style-name="Standard"><text:span text:style-name="T20">This command builds the maven project and installs the project files (JAR, WAR, pom.xml, etc) to the local repository.</text:span><text:span text:style-name="T17"> </text:span></text:p>
      <text:h text:style-name="P11" text:outline-level="3"><text:bookmark text:name="7-mvn-validate"/>7.mvn validate</text:h>
      <text:p text:style-name="P8"><text:span text:style-name="T35">This command validates the maven project that everything is correct and all the necessary information is available.</text:span><text:span text:style-name="T31"> </text:span></text:p>
      <text:p text:style-name="P9"><text:span text:style-name="T4">8.</text:span><text:bookmark text:name="10-mvn-archetypegenerate"/><text:span text:style-name="T4">mvn archetype:generate</text:span></text:p>
      <text:p text:style-name="P8"><text:span text:style-name="T35">Maven archetypes is a maven project templating toolkit. We can use this command to generate a skeleton maven project of different types, such as JAR, web application, maven site, etc.</text:span><text:span text:style-name="T31"> </text:span></text:p>
      <text:p text:style-name="P9"><text:span text:style-name="T4">9.</text:span><text:bookmark text:name="12-mvn-test"/><text:span text:style-name="T4">mvn test</text:span></text:p>
      <text:p text:style-name="P8"><text:span text:style-name="T35">This command is used to run the test cases of the project using the </text:span><text:span text:style-name="Source_20_Text"><text:span text:style-name="T36">maven-surefire-plugin</text:span></text:span><text:span text:style-name="T35">.</text:span><text:span text:style-name="T31"> </text:span></text:p>
      <text:h text:style-name="P11" text:outline-level="3"><text:bookmark text:name="13-mvn-compile"/><text:soft-page-break/>10.mvn compile</text:h>
      <text:p text:style-name="P8"><text:span text:style-name="T35">It’s used to compile the source Java classes of the project.</text:span><text:span text:style-name="T31"> </text:span></text:p>
      <text:p text:style-name="P9"><text:span text:style-name="T4">11.</text:span><text:bookmark text:name="14-mvn-verify"/><text:span text:style-name="T4">mvn verify</text:span></text:p>
      <text:p text:style-name="P8"><text:span text:style-name="T35">This command build the project, runs all the test cases and run any checks on the results of the integration tests to ensure quality criteria are met.</text:span><text:span text:style-name="T31"> </text:span></text:p>
      <text:p text:style-name="P17"/>
      <text:p text:style-name="P17"><text:tab/><text:tab/><text:tab/><text:tab/><text:tab/>Gradle Command</text:p>
      <text:p text:style-name="P8"/>
      <text:p text:style-name="P17">1.gradle build</text:p>
      <text:p text:style-name="P8"><text:span text:style-name="T37">It is common in Gradle builds for the </text:span><text:span text:style-name="Source_20_Text"><text:span text:style-name="T33">build</text:span></text:span><text:span text:style-name="T39"> </text:span><text:span text:style-name="T37">task to designate assembling all outputs and running all checks.</text:span><text:span text:style-name="T31"> </text:span></text:p>
      <text:p text:style-name="P17">2.gradle run</text:p>
      <text:p text:style-name="P8"><text:span text:style-name="T37">It is common for applications to be run with the </text:span><text:span text:style-name="Source_20_Text"><text:span text:style-name="T33">run</text:span></text:span><text:span text:style-name="T39"> </text:span><text:span text:style-name="T37">task, which assembles the application and executes some script or binary.</text:span><text:span text:style-name="T31"> </text:span></text:p>
      <text:p text:style-name="P10"><text:span text:style-name="T32">3.</text:span><text:span text:style-name="T31"> </text:span><text:span text:style-name="T34">gradle check</text:span></text:p>
      <text:p text:style-name="P8"><text:span text:style-name="T37">It is common for </text:span><text:span text:style-name="Emphasis"><text:span text:style-name="T38">all</text:span></text:span><text:span text:style-name="T39"> </text:span><text:span text:style-name="T37">verification tasks, including tests and linting, to be executed using the </text:span><text:span text:style-name="Source_20_Text"><text:span text:style-name="T33">check</text:span></text:span><text:span text:style-name="T39"> </text:span><text:span text:style-name="T37">task.</text:span><text:span text:style-name="T31"> </text:span></text:p>
      <text:p text:style-name="P17">4.gradle clean</text:p>
      <text:p text:style-name="P8"><text:span text:style-name="T37">You can delete the contents of the build directory using the </text:span><text:span text:style-name="Source_20_Text"><text:span text:style-name="T33">clean</text:span></text:span><text:span text:style-name="T39"> </text:span><text:span text:style-name="T37">task, though doing so will cause pre-computed outputs to be lost, causing significant additional build time for the subsequent task execution.</text:span><text:span text:style-name="T31"> </text:span></text:p>
      <text:p text:style-name="P8"><text:span text:style-name="T31">5.</text:span><text:bookmark text:name="code-block-11"/><text:span text:style-name="T31">./gradlew build</text:span></text:p>
      <text:p text:style-name="P8"><text:span text:style-name="T31">6.</text:span><text:bookmark text:name="code-block-15"/><text:span text:style-name="T31">./gradlew run</text:span></text:p>
      <text:p text:style-name="P17"/>
      <text:p text:style-name="P17"/>
      <text:p text:style-name="P17"><text:s text:c="37"/><text:span text:style-name="T9">Work with GitLab</text:span></text:p>
      <text:p text:style-name="P17"><text:span text:style-name="T9"/></text:p>
      <text:p text:style-name="P17"><text:span text:style-name="T9">How to get existing ssh key in windows:</text:span></text:p>
      <text:p text:style-name="P18"><text:span text:style-name="T40">type %userprofile%\.ssh\id_rsa.pub</text:span></text:p>
      <text:p text:style-name="P17"><text:span text:style-name="T9">How to generate ssh key in windows:</text:span></text:p>
      <text:p text:style-name="P18"><text:span text:style-name="T40">ssh-keygen -t rsa -C “comment”</text:span></text:p>
      <text:p text:style-name="P19"><text:span text:style-name="T41">How to generate ssh key using Git GUI:</text:span></text:p>
      <text:p text:style-name="P18"><text:span text:style-name="T40">open git gui--&gt;Help--&gt;OK(2 times)</text:span></text:p>
      <text:p text:style-name="P17"><text:soft-page-break/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ebdings" svg:font-family="Webdings" style:font-family-generic="roman" style:font-pitch="variable" style:font-charset="x-symbol"/>
    <style:font-face style:name="Droid Sans Mono" svg:font-family="'Droid Sans Mono', 'DejaVu Sans Mono', monospace"/>
    <style:font-face style:name="Inconsolata" svg:font-family="Inconsolata, monospace"/>
    <style:font-face style:name="Lato" svg:font-family="Lato, 'Helvetica Neue', Arial, sans-serif"/>
    <style:font-face style:name="Roboto" svg:font-family="Roboto, sans-serif"/>
    <style:font-face style:name="Source Code Pro" svg:font-family="'Source Code Pro', monospace"/>
    <style:font-face style:name="arial" svg:font-family="arial"/>
    <style:font-face style:name="var font-family--heading" svg:font-family="'var font-family--heading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adornments="Italic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18T20:54:17.62</meta:creation-date>
    <dc:date>2020-03-14T20:23:59.34</dc:date>
    <meta:editing-duration>PT35M15S</meta:editing-duration>
    <meta:editing-cycles>9</meta:editing-cycles>
    <meta:generator>OpenOffice/4.1.7$Win32 OpenOffice.org_project/417m1$Build-9800</meta:generator>
    <meta:document-statistic meta:table-count="0" meta:image-count="0" meta:object-count="0" meta:page-count="3" meta:paragraph-count="49" meta:word-count="382" meta:character-count="2458"/>
  </office:meta>
</office:document-meta>
</file>